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AAR-4131">
            <text:p>AAR-4131</text:p>
          </table:table-cell>
          <table:table-cell office:value-type="float" office:value="54.93">
            <text:p>54.93</text:p>
          </table:table-cell>
          <table:table-cell office:value-type="float" office:value="13.67">
            <text:p>13.67</text:p>
          </table:table-cell>
          <table:table-cell office:value-type="float" office:value="6475.0">
            <text:p>6475.0</text:p>
          </table:table-cell>
          <table:table-cell office:value-type="float" office:value="50.0">
            <text:p>50.0</text:p>
          </table:table-cell>
          <table:table-cell office:value-type="string" office:value="Foraminifera tests">
            <text:p>Foraminifera test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1.0">
            <text:p>-5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3">
            <text:p>Ua-4863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9230.0">
            <text:p>9230.0</text:p>
          </table:table-cell>
          <table:table-cell office:value-type="float" office:value="85.0">
            <text:p>8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2">
            <text:p>Ua-4862</text:p>
          </table:table-cell>
          <table:table-cell office:value-type="float" office:value="54.81">
            <text:p>54.81</text:p>
          </table:table-cell>
          <table:table-cell office:value-type="float" office:value="14.5">
            <text:p>14.5</text:p>
          </table:table-cell>
          <table:table-cell office:value-type="float" office:value="1980.0">
            <text:p>1980.0</text:p>
          </table:table-cell>
          <table:table-cell office:value-type="float" office:value="75.0">
            <text:p>75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2.4">
            <text:p>-2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1">
            <text:p>Ua-4861</text:p>
          </table:table-cell>
          <table:table-cell office:value-type="float" office:value="54.79">
            <text:p>54.79</text:p>
          </table:table-cell>
          <table:table-cell office:value-type="float" office:value="14.55">
            <text:p>14.55</text:p>
          </table:table-cell>
          <table:table-cell office:value-type="float" office:value="5185.0">
            <text:p>5185.0</text:p>
          </table:table-cell>
          <table:table-cell office:value-type="float" office:value="90.0">
            <text:p>9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1">
            <text:p>-23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60">
            <text:p>Ua-4860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9095.0">
            <text:p>9095.0</text:p>
          </table:table-cell>
          <table:table-cell office:value-type="float" office:value="140.0">
            <text:p>140.0</text:p>
          </table:table-cell>
          <table:table-cell office:value-type="string" office:value="Pinus sylvetris remains">
            <text:p>Pinus sylve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Ua-4859">
            <text:p>Ua-4859</text:p>
          </table:table-cell>
          <table:table-cell office:value-type="float" office:value="54.8">
            <text:p>54.8</text:p>
          </table:table-cell>
          <table:table-cell office:value-type="float" office:value="14.53">
            <text:p>14.53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3.8">
            <text:p>-2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NielsenEtal2004,RosentauEtal2021">
            <text:p>NielsenEtal2004,RosentauEtal2021</text:p>
          </table:table-cell>
        </table:table-row>
        <table:table-row>
          <table:table-cell office:value-type="string" office:value="Baltic_Southwest">
            <text:p>Baltic_Southwest</text:p>
          </table:table-cell>
          <table:table-cell office:value-type="string" office:value="radiocarbon">
            <text:p>radiocarbon</text:p>
          </table:table-cell>
          <table:table-cell office:value-type="string" office:value="KIA-21680">
            <text:p>KIA-21680</text:p>
          </table:table-cell>
          <table:table-cell office:value-type="float" office:value="54.75">
            <text:p>54.75</text:p>
          </table:table-cell>
          <table:table-cell office:value-type="float" office:value="13.76">
            <text:p>13.76</text:p>
          </table:table-cell>
          <table:table-cell office:value-type="float" office:value="10980.0">
            <text:p>10980.0</text:p>
          </table:table-cell>
          <table:table-cell office:value-type="float" office:value="55.0">
            <text:p>55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2">
            <text:p>-45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2013,RosentauEtal2021">
            <text:p>BennikeJensen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